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flip</text:p>
          </table:table-cell>
          <table:covered-table-cell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table:formula="of:=((([.B4]+[.C4]+[.D4])/3)*100)/325" office:value-type="float" office:value="91.5897435897436" calcext:value-type="float">
            <text:p>91.58974358974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table:formula="of:=((([.B5]+[.C5]+[.D5])/3)*100)/325" office:value-type="float" office:value="91.7948717948718" calcext:value-type="float">
            <text:p>91.7948717948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formula="of:=((([.B6]+[.C6]+[.D6])/3)*100)/325" office:value-type="float" office:value="93.025641025641" calcext:value-type="float">
            <text:p>93.025641025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table:formula="of:=((([.B7]+[.C7]+[.D7])/3)*100)/325" office:value-type="float" office:value="93.025641025641" calcext:value-type="float">
            <text:p>93.0256410256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10" calcext:value-type="float">
            <text:p>310</text:p>
          </table:table-cell>
          <table:table-cell table:formula="of:=((([.B8]+[.C8]+[.D8])/3)*100)/325" office:value-type="float" office:value="93.5384615384615" calcext:value-type="float">
            <text:p>93.5384615384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table:formula="of:=((([.B9]+[.C9]+[.D9])/3)*100)/325" office:value-type="float" office:value="94.5641025641026" calcext:value-type="float">
            <text:p>94.56410256410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7" calcext:value-type="float">
            <text:p>307</text:p>
          </table:table-cell>
          <table:table-cell table:formula="of:=((([.B10]+[.C10]+[.D10])/3)*100)/325" office:value-type="float" office:value="94.0512820512821" calcext:value-type="float">
            <text:p>94.0512820512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table:formula="of:=((([.B11]+[.C11]+[.D11])/3)*100)/325" office:value-type="float" office:value="95.8974358974359" calcext:value-type="float">
            <text:p>95.897435897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5" calcext:value-type="float">
            <text:p>305</text:p>
          </table:table-cell>
          <table:table-cell office:value-type="float" office:value="297" calcext:value-type="float">
            <text:p>297</text:p>
          </table:table-cell>
          <table:table-cell office:value-type="float" office:value="317" calcext:value-type="float">
            <text:p>317</text:p>
          </table:table-cell>
          <table:table-cell table:formula="of:=((([.B12]+[.C12]+[.D12])/3)*100)/325" office:value-type="float" office:value="94.2564102564102" calcext:value-type="float">
            <text:p>94.2564102564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((([.B13]+[.C13]+[.D13])/3)*100)/325" office:value-type="float" office:value="94.6666666666667" calcext:value-type="float">
            <text:p>94.6666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table:formula="of:=((([.B14]+[.C14]+[.D14])/3)*100)/325" office:value-type="float" office:value="96.5128205128205" calcext:value-type="float">
            <text:p>96.51282051282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table:formula="of:=((([.B15]+[.C15]+[.D15])/3)*100)/325" office:value-type="float" office:value="94.8717948717949" calcext:value-type="float">
            <text:p>94.8717948717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1" calcext:value-type="float">
            <text:p>321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table:formula="of:=((([.B16]+[.C16]+[.D16])/3)*100)/325" office:value-type="float" office:value="97.1282051282051" calcext:value-type="float">
            <text:p>97.12820512820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312" calcext:value-type="float">
            <text:p>312</text:p>
          </table:table-cell>
          <table:table-cell table:formula="of:=((([.B17]+[.C17]+[.D17])/3)*100)/325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formula="of:=((([.B18]+[.C18]+[.D18])/3)*100)/325" office:value-type="float" office:value="96.7179487179487" calcext:value-type="float">
            <text:p>96.71794871794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 office:value-type="float" office:value="319" calcext:value-type="float">
            <text:p>319</text:p>
          </table:table-cell>
          <table:table-cell office:value-type="float" office:value="311" calcext:value-type="float">
            <text:p>311</text:p>
          </table:table-cell>
          <table:table-cell table:formula="of:=((([.B19]+[.C19]+[.D19])/3)*100)/325" office:value-type="float" office:value="96.4102564102564" calcext:value-type="float">
            <text:p>96.41025641025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11" calcext:value-type="float">
            <text:p>311</text:p>
          </table:table-cell>
          <table:table-cell table:formula="of:=((([.B20]+[.C20]+[.D20])/3)*100)/325" office:value-type="float" office:value="97.1282051282051" calcext:value-type="float">
            <text:p>97.12820512820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table:formula="of:=((([.B21]+[.C21]+[.D21])/3)*100)/325" office:value-type="float" office:value="97.8461538461538" calcext:value-type="float">
            <text:p>97.84615384615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table:formula="of:=((([.B22]+[.C22]+[.D22])/3)*100)/325" office:value-type="float" office:value="96.3076923076923" calcext:value-type="float">
            <text:p>96.30769230769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formula="of:=((([.B23]+[.C23]+[.D23])/3)*100)/325" office:value-type="float" office:value="97.8461538461538" calcext:value-type="float">
            <text:p>97.84615384615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table:formula="of:=((([.B24]+[.C24]+[.D24])/3)*100)/325" office:value-type="float" office:value="98.0512820512821" calcext:value-type="float">
            <text:p>98.05128205128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table:formula="of:=((([.B25]+[.C25]+[.D25])/3)*100)/325" office:value-type="float" office:value="97.7435897435898" calcext:value-type="float">
            <text:p>97.74358974358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7" calcext:value-type="float">
            <text:p>317</text:p>
          </table:table-cell>
          <table:table-cell table:formula="of:=((([.B26]+[.C26]+[.D26])/3)*100)/325" office:value-type="float" office:value="97.8461538461538" calcext:value-type="float">
            <text:p>97.84615384615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((([.B27]+[.C27]+[.D27])/3)*100)/325" office:value-type="float" office:value="98.1538461538462" calcext:value-type="float">
            <text:p>98.15384615384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table:formula="of:=((([.B28]+[.C28]+[.D28])/3)*100)/325" office:value-type="float" office:value="98.1538461538462" calcext:value-type="float">
            <text:p>98.15384615384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table:formula="of:=((([.B29]+[.C29]+[.D29])/3)*100)/325" office:value-type="float" office:value="98.0512820512821" calcext:value-type="float">
            <text:p>98.05128205128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317" calcext:value-type="float">
            <text:p>317</text:p>
          </table:table-cell>
          <table:table-cell table:formula="of:=((([.B30]+[.C30]+[.D30])/3)*100)/325" office:value-type="float" office:value="97.5384615384615" calcext:value-type="float">
            <text:p>97.53846153846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2" calcext:value-type="float">
            <text:p>322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formula="of:=((([.B31]+[.C31]+[.D31])/3)*100)/325" office:value-type="float" office:value="98.1538461538462" calcext:value-type="float">
            <text:p>98.15384615384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table:formula="of:=((([.B32]+[.C32]+[.D32])/3)*100)/325" office:value-type="float" office:value="97.6410256410256" calcext:value-type="float">
            <text:p>97.64102564102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formula="of:=((([.B33]+[.C33]+[.D33])/3)*100)/325" office:value-type="float" office:value="98.1538461538462" calcext:value-type="float">
            <text:p>98.15384615384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table:formula="of:=((([.B34]+[.C34]+[.D34])/3)*100)/325" office:value-type="float" office:value="98.1538461538462" calcext:value-type="float">
            <text:p>98.15384615384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1" calcext:value-type="float">
            <text:p>321</text:p>
          </table:table-cell>
          <table:table-cell table:formula="of:=((([.B35]+[.C35]+[.D35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table:formula="of:=((([.B36]+[.C36]+[.D36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table:formula="of:=((([.B37]+[.C37]+[.D37])/3)*100)/325" office:value-type="float" office:value="97.8461538461538" calcext:value-type="float">
            <text:p>97.84615384615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table:formula="of:=((([.B38]+[.C38]+[.D38])/3)*100)/325" office:value-type="float" office:value="98.3589743589744" calcext:value-type="float">
            <text:p>98.3589743589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table:formula="of:=((([.B39]+[.C39]+[.D39])/3)*100)/325" office:value-type="float" office:value="98.0512820512821" calcext:value-type="float">
            <text:p>98.05128205128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formula="of:=((([.B40]+[.C40]+[.D40])/3)*100)/325" office:value-type="float" office:value="98.3589743589744" calcext:value-type="float">
            <text:p>98.35897435897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1" calcext:value-type="float">
            <text:p>321</text:p>
          </table:table-cell>
          <table:table-cell table:formula="of:=((([.B41]+[.C41]+[.D41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formula="of:=((([.B42]+[.C42]+[.D42])/3)*100)/325" office:value-type="float" office:value="98.7692307692308" calcext:value-type="float">
            <text:p>98.76923076923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formula="of:=((([.B43]+[.C43]+[.D43])/3)*100)/325" office:value-type="float" office:value="98.7692307692308" calcext:value-type="float">
            <text:p>98.7692307692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1:38:32.274886378</meta:creation-date>
    <dc:date>2020-06-18T21:41:51.347384959</dc:date>
    <meta:editing-duration>PT3M19S</meta:editing-duration>
    <meta:editing-cycles>1</meta:editing-cycles>
    <meta:document-statistic meta:table-count="1" meta:cell-count="201" meta:object-count="0"/>
    <meta:generator>LibreOffice/6.0.7.3$Linux_X86_64 LibreOffice_project/00m0$Build-3</meta:generator>
  </office:meta>
</office:document-meta>
</file>